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467cm" table:align="left"/>
    </style:style>
    <style:style style:name="Table1.A" style:family="table-column">
      <style:table-column-properties style:column-width="1.727cm"/>
    </style:style>
    <style:style style:name="Table1.B" style:family="table-column">
      <style:table-column-properties style:column-width="4.152cm"/>
    </style:style>
    <style:style style:name="Table1.C" style:family="table-column">
      <style:table-column-properties style:column-width="3.491cm"/>
    </style:style>
    <style:style style:name="Table1.D" style:family="table-column">
      <style:table-column-properties style:column-width="1.866cm"/>
    </style:style>
    <style:style style:name="Table1.E" style:family="table-column">
      <style:table-column-properties style:column-width="3.231cm"/>
    </style:style>
    <style:style style:name="Tab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7">
      <style:paragraph-properties fo:margin-top="0cm" fo:margin-bottom="0cm" loext:contextual-spacing="false"/>
    </style:style>
    <style:style style:name="P22" style:family="paragraph" style:parent-style-name="Text_20_body" style:list-style-name="L8">
      <style:paragraph-properties fo:margin-top="0cm" fo:margin-bottom="0cm" loext:contextual-spacing="false"/>
    </style:style>
    <style:style style:name="P23" style:family="paragraph" style:parent-style-name="Text_20_body" style:list-style-name="L9">
      <style:paragraph-properties fo:margin-top="0cm" fo:margin-bottom="0cm" loext:contextual-spacing="false"/>
    </style:style>
    <style:style style:name="P24" style:family="paragraph" style:parent-style-name="Text_20_body" style:list-style-name="L10">
      <style:paragraph-properties fo:margin-top="0cm" fo:margin-bottom="0cm" loext:contextual-spacing="false"/>
    </style:style>
    <style:style style:name="P25" style:family="paragraph" style:parent-style-name="Text_20_body" style:list-style-name="L11">
      <style:paragraph-properties fo:margin-top="0cm" fo:margin-bottom="0cm" loext:contextual-spacing="false"/>
    </style:style>
    <style:style style:name="P26" style:family="paragraph" style:parent-style-name="Text_20_body" style:list-style-name="L12">
      <style:paragraph-properties fo:margin-top="0cm" fo:margin-bottom="0cm" loext:contextual-spacing="false"/>
    </style:style>
    <style:style style:name="P27" style:family="paragraph" style:parent-style-name="Text_20_body" style:list-style-name="L13">
      <style:paragraph-properties fo:margin-top="0cm" fo:margin-bottom="0cm" loext:contextual-spacing="false"/>
    </style:style>
    <style:style style:name="P28" style:family="paragraph" style:parent-style-name="Text_20_body" style:list-style-name="L14">
      <style:paragraph-properties fo:margin-top="0cm" fo:margin-bottom="0cm" loext: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calculate the bit timing parameters (time quanta) for CAN communication with a specific baud rate like 500 kbps, you need to determine how the time quanta (TQ) are distributed across the different segments of a CAN bit: Sync, Prop, Phase Segment 1, and Phase Segment 2.</text:p>
      <text:h text:style-name="Heading_20_3" text:outline-level="3">Key Parameters to Calculate:</text:h>
      <text:list xml:id="list1102721319" text:style-name="L1">
        <text:list-item>
          <text:p text:style-name="P15"><text:span text:style-name="Strong_20_Emphasis">Baud rate</text:span>: The speed of communication (e.g., 500 kbps).</text:p>
        </text:list-item>
        <text:list-item>
          <text:p text:style-name="P15"><text:span text:style-name="Strong_20_Emphasis">CAN clock frequency</text:span>: The frequency of the clock provided to the CAN peripheral (e.g., 16 MHz, 20 MHz, etc.).</text:p>
        </text:list-item>
        <text:list-item>
          <text:p text:style-name="P15"><text:span text:style-name="Strong_20_Emphasis">Prescaler</text:span>: This value divides the clock frequency to generate the time quanta (TQ).</text:p>
        </text:list-item>
        <text:list-item>
          <text:p text:style-name="P1"><text:span text:style-name="Strong_20_Emphasis">Time quanta per bit</text:span>: The number of TQs that form one CAN bit. This value is a combination of the different segments.</text:p>
        </text:list-item>
      </text:list>
      <text:h text:style-name="Heading_20_3" text:outline-level="3">Segments in a CAN Bit:</text:h>
      <text:list xml:id="list652021571" text:style-name="L2">
        <text:list-item>
          <text:p text:style-name="P16"><text:span text:style-name="Strong_20_Emphasis">Sync Segment (1 TQ)</text:span>: Synchronization segment. It is always 1 time quantum.</text:p>
        </text:list-item>
        <text:list-item>
          <text:p text:style-name="P16"><text:span text:style-name="Strong_20_Emphasis">Prop Segment (TQ_PROP)</text:span>: Propagation delay segment. This compensates for signal propagation delays.</text:p>
        </text:list-item>
        <text:list-item>
          <text:p text:style-name="P16"><text:span text:style-name="Strong_20_Emphasis">Phase Segment 1 (TQ_PS1)</text:span>: Used for resynchronization and to compensate for edge phase shifts.</text:p>
        </text:list-item>
        <text:list-item>
          <text:p text:style-name="P2"><text:span text:style-name="Strong_20_Emphasis">Phase Segment 2 (TQ_PS2)</text:span>: Also used for resynchronization.</text:p>
        </text:list-item>
      </text:list>
      <text:h text:style-name="Heading_20_3" text:outline-level="3">Formula for Bit Timing:</text:h>
      <text:p text:style-name="Text_20_body">1 CAN Bit = Sync Segment + Prop Segment + Phase Segment 1 + Phase Segment 2</text:p>
      <text:p text:style-name="Text_20_body">The total time for 1 CAN bit (Tbit) can be calculated as:</text:p>
      <text:p text:style-name="Text_20_body"> RateTbit=Baud Rate1​</text:p>
      <text:p text:style-name="Text_20_body">For 500 kbps:</text:p>
      <text:p text:style-name="Text_20_body">Tbit=500,0001​=2μs</text:p>
      <text:p text:style-name="Text_20_body">The bit timing is divided into several time quanta (TQ). To calculate TQ, you need to determine how many TQs fit into 1 CAN bit.</text:p>
      <text:p text:style-name="Text_20_body"> Time Quanta PeriodTbit=Total Time Quanta×TQ Period</text:p>
      <text:h text:style-name="Heading_20_3" text:outline-level="3">Example Calculation with a 16 MHz CAN Clock:</text:h>
      <text:p text:style-name="Text_20_body">Let's assume:</text:p>
      <text:list xml:id="list1979142339" text:style-name="L3">
        <text:list-item>
          <text:p text:style-name="P17">CAN clock frequency = 16 MHz</text:p>
        </text:list-item>
        <text:list-item>
          <text:p text:style-name="P3">Baud rate = 500 kbps</text:p>
        </text:list-item>
      </text:list>
      <text:list xml:id="list2156015937" text:style-name="L4">
        <text:list-item>
          <text:p text:style-name="P4"><text:span text:style-name="Strong_20_Emphasis">Prescaler Calculation:</text:span> The prescaler divides the CAN clock frequency to generate the time quantum frequency.</text:p>
          <text:p text:style-name="P4"> Frequency ClockTQ Frequency=PrescalerCAN Clock​=Prescaler16MHz​</text:p>
          <text:p text:style-name="P4">You want to find the prescaler so that the time quantum period fits into the bit time (2 μs) and the total number of time quanta for 1 bit is typically between 8 to 25 TQs (the total time quanta per bit).</text:p>
          <text:p text:style-name="P4"><text:soft-page-break/>Let’s assume you choose <text:span text:style-name="Strong_20_Emphasis">16 time quanta (TQ)</text:span> for 1 bit (a common value).</text:p>
        </text:list-item>
        <text:list-item>
          <text:p text:style-name="P4"><text:span text:style-name="Strong_20_Emphasis">TQ Period Calculation:</text:span> Now calculate the time quantum period:</text:p>
          <text:p text:style-name="P18"> Period TQTQ Period=Total TQTbit​=162μs​=0.125μs</text:p>
        </text:list-item>
        <text:list-item>
          <text:p text:style-name="P4"><text:span text:style-name="Strong_20_Emphasis">Prescaler Calculation:</text:span> Now, calculate the prescaler that will give you the required TQ period from the CAN clock:</text:p>
          <text:p text:style-name="P4"> Clock PeriodPrescaler=TQ Period1​CAN Clock​=0.125μs1​16MHz​=2</text:p>
          <text:p text:style-name="P4">So, the prescaler should be set to <text:span text:style-name="Strong_20_Emphasis">2</text:span>.</text:p>
        </text:list-item>
        <text:list-item>
          <text:p text:style-name="P4"><text:span text:style-name="Strong_20_Emphasis">Configure the Bit Segments:</text:span> With 16 TQs in total, the typical distribution might look like this:</text:p>
          <text:list>
            <text:list-item>
              <text:p text:style-name="P18">Sync Segment = 1 TQ (fixed)</text:p>
            </text:list-item>
            <text:list-item>
              <text:p text:style-name="P18">Propagation Segment (PROP) = 5 TQ (compensates for delay)</text:p>
            </text:list-item>
            <text:list-item>
              <text:p text:style-name="P18">Phase Segment 1 (PS1) = 5 TQ (resynchronization)</text:p>
            </text:list-item>
            <text:list-item>
              <text:p text:style-name="P4">Phase Segment 2 (PS2) = 5 TQ (resynchronization)</text:p>
            </text:list-item>
          </text:list>
        </text:list-item>
      </text:list>
      <text:h text:style-name="Heading_20_3" text:outline-level="3">Summary of Key Parameters:</text:h>
      <text:list xml:id="list2485766726" text:style-name="L5">
        <text:list-item>
          <text:p text:style-name="P19">Baud rate: 500 kbps</text:p>
        </text:list-item>
        <text:list-item>
          <text:p text:style-name="P19">CAN clock: 16 MHz</text:p>
        </text:list-item>
        <text:list-item>
          <text:p text:style-name="P19">Prescaler: 2</text:p>
        </text:list-item>
        <text:list-item>
          <text:p text:style-name="P19">Time quanta per bit: 16</text:p>
        </text:list-item>
        <text:list-item>
          <text:p text:style-name="P5">Segment distribution: Sync (1), Prop (5), PS1 (5), PS2 (5)</text:p>
        </text:list-item>
      </text:list>
      <text:h text:style-name="Heading_20_3" text:outline-level="3">Verification:</text:h>
      <text:p text:style-name="Text_20_body">The total bit time should be:</text:p>
      <text:p text:style-name="Text_20_body"> TQ PeriodTbit=Total TQ×TQ Period=16×0.125μs=2μs</text:p>
      <text:p text:style-name="Text_20_body">This matches the bit time for 500 kbps.</text:p>
      <text:h text:style-name="Heading_20_3" text:outline-level="3">Conclusion:</text:h>
      <text:p text:style-name="Text_20_body">For 500 kbps CAN communication using a 16 MHz clock:</text:p>
      <text:list xml:id="list2763672718" text:style-name="L6">
        <text:list-item>
          <text:p text:style-name="P20">Set the prescaler to <text:span text:style-name="Strong_20_Emphasis">2</text:span>.</text:p>
        </text:list-item>
        <text:list-item>
          <text:p text:style-name="P6">Configure <text:span text:style-name="Strong_20_Emphasis">16 time quanta</text:span> per CAN bit, with segment distribution: Sync (1), Propagation (5), Phase 1 (5), and Phase 2 (5).</text:p>
        </text:list-item>
      </text:list>
      <text:p text:style-name="Text_20_body">This ensures your CAN communication will run at 500 kbps. Let me know if you need further assistance!</text:p>
      <text:p text:style-name="Text_20_body">4o</text:p>
      <text:h text:style-name="Heading_20_5" text:outline-level="5">You said:</text:h>
      <text:p text:style-name="Text_20_body">The total time for 1 CAN bit (Tbit) can be calculated as: 𝑇 𝑏 𝑖 𝑡 = 1 Baud Rate Tbit= Baud Rate 1 ​ for 1 bit not 500 kb per second ?</text:p>
      <text:h text:style-name="Heading_20_6" text:outline-level="6">ChatGPT said:</text:h>
      <text:p text:style-name="Text_20_body">You're right to seek clarification! Let me rephrase it more clearly.</text:p>
      <text:p text:style-name="Text_20_body"><text:soft-page-break/>When I refer to the <text:span text:style-name="Strong_20_Emphasis">bit time</text:span> (<text:span text:style-name="Source_20_Text">Tbit</text:span>), it represents the duration of <text:span text:style-name="Strong_20_Emphasis">one single bit</text:span> on the CAN bus. It is <text:span text:style-name="Strong_20_Emphasis">not</text:span> the same as the baud rate, which is a measure of how many bits are transmitted per second.</text:p>
      <text:p text:style-name="Text_20_body">For a given baud rate (e.g., 500 kbps), the bit time (<text:span text:style-name="Source_20_Text">Tbit</text:span>) is the reciprocal of the baud rate.</text:p>
      <text:h text:style-name="Heading_20_3" text:outline-level="3">Formula:</text:h>
      <text:p text:style-name="Text_20_body"> RateTbit​=Baud Rate1​</text:p>
      <text:p text:style-name="Text_20_body">Where:</text:p>
      <text:list xml:id="list3073252120" text:style-name="L7">
        <text:list-item>
          <text:p text:style-name="P21"><text:span text:style-name="Strong_20_Emphasis">Baud Rate</text:span> is in bits per second (bps).</text:p>
        </text:list-item>
        <text:list-item>
          <text:p text:style-name="P7"><text:span text:style-name="Strong_20_Emphasis">Tbit</text:span> is the time duration for one single bit.</text:p>
        </text:list-item>
      </text:list>
      <text:h text:style-name="Heading_20_3" text:outline-level="3">For 500 kbps Baud Rate:</text:h>
      <text:p text:style-name="Text_20_body">The baud rate of <text:span text:style-name="Strong_20_Emphasis">500 kbps</text:span> means <text:span text:style-name="Strong_20_Emphasis">500,000 bits per second</text:span>.</text:p>
      <text:p text:style-name="Text_20_body">Thus, the time for one bit (<text:span text:style-name="Source_20_Text">Tbit</text:span>) is:</text:p>
      <text:p text:style-name="Text_20_body">Tbit​=500,0001​=2μs</text:p>
      <text:p text:style-name="Text_20_body">So, <text:span text:style-name="Strong_20_Emphasis">2 microseconds</text:span> is the time it takes to transmit one bit on the CAN bus at a baud rate of <text:span text:style-name="Strong_20_Emphasis">500 kbps</text:span>.</text:p>
      <text:p text:style-name="Horizontal_20_Line"/>
      <text:h text:style-name="Heading_20_3" text:outline-level="3">Key Points:</text:h>
      <text:list xml:id="list2913795769" text:style-name="L8">
        <text:list-item>
          <text:p text:style-name="P22"><text:span text:style-name="Strong_20_Emphasis">Baud Rate</text:span> of 500 kbps means 500,000 bits are transmitted every second.</text:p>
        </text:list-item>
        <text:list-item>
          <text:p text:style-name="P8"><text:span text:style-name="Strong_20_Emphasis">Tbit</text:span> is the duration of a single bit, and at 500 kbps, that is <text:span text:style-name="Strong_20_Emphasis">2 microseconds</text:span>.</text:p>
        </text:list-item>
      </text:list>
      <text:p text:style-name="Text_20_body">The <text:span text:style-name="Source_20_Text">Tbit</text:span> is the time window in which a single bit is transmitted and is divided into time quanta (TQ), which is how we configure the bit timing segments for the CAN protocol.</text:p>
      <text:p text:style-name="Text_20_body">Let me know if this clarifies the concep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Text_20_body">Calculating the bit timing for UART and SPI is similar in concept to CAN, but with some differences in the way each protocol handles its clock and timing. Here's how you can calculate bit timing for <text:span text:style-name="Strong_20_Emphasis">UART</text:span> and <text:span text:style-name="Strong_20_Emphasis">SPI</text:span> based on the baud rate and clock frequency.</text:p>
      <text:p text:style-name="Horizontal_20_Line"/>
      <text:h text:style-name="Heading_20_3" text:outline-level="3">1. <text:span text:style-name="Strong_20_Emphasis">UART Bit Timing Calculation</text:span></text:h>
      <text:p text:style-name="Text_20_body">For UART, the baud rate defines how many bits are transmitted per second. To calculate the bit timing for UART, the general process is similar to CAN, but simpler since UART doesn't have the complex segments like CAN.</text:p>
      <text:h text:style-name="Heading_20_4" text:outline-level="4">Formula for UART Baud Rate:</text:h>
      <text:p text:style-name="Text_20_body">The baud rate defines the number of symbols (or bits) transmitted per second.</text:p>
      <text:p text:style-name="Text_20_body"> Rate Frequency ValueBaud Rate=Prescaler ValueClock Frequency​</text:p>
      <text:p text:style-name="Text_20_body">Where:</text:p>
      <text:list xml:id="list3692065647" text:style-name="L9">
        <text:list-item>
          <text:p text:style-name="P23"><text:span text:style-name="Strong_20_Emphasis">Clock Frequency</text:span>: The frequency of the clock driving the UART peripheral.</text:p>
        </text:list-item>
        <text:list-item>
          <text:p text:style-name="P9"><text:span text:style-name="Strong_20_Emphasis">Prescaler Value</text:span>: A divisor that determines how fast the data is clocked out relative to the clock.</text:p>
        </text:list-item>
      </text:list>
      <text:h text:style-name="Heading_20_4" text:outline-level="4">Example Calculation for UART:</text:h>
      <text:p text:style-name="Text_20_body">Assume you have:</text:p>
      <text:list xml:id="list2205992945" text:style-name="L10">
        <text:list-item>
          <text:p text:style-name="P24"><text:span text:style-name="Strong_20_Emphasis">Baud Rate</text:span>: 115200 bps</text:p>
        </text:list-item>
        <text:list-item>
          <text:p text:style-name="P10"><text:span text:style-name="Strong_20_Emphasis">UART Clock Frequency</text:span>: 16 MHz</text:p>
        </text:list-item>
      </text:list>
      <text:h text:style-name="Heading_20_5" text:outline-level="5">Step 1: Calculate the Prescaler</text:h>
      <text:p text:style-name="Text_20_body">To achieve the baud rate, you need to set the prescaler value:</text:p>
      <text:p text:style-name="Text_20_body"> Value Frequency RatePrescaler Value=Baud RateClock Frequency​=11520016MHz​=138.88≈139</text:p>
      <text:p text:style-name="Text_20_body">The prescaler value in this case is approximately 139.</text:p>
      <text:h text:style-name="Heading_20_5" text:outline-level="5">Step 2: Calculate the Bit Time (<text:span text:style-name="Source_20_Text">Tbit</text:span>)</text:h>
      <text:p text:style-name="Text_20_body">Now, calculate the bit time for one bit using the baud rate. For 115200 bps, the bit time is:</text:p>
      <text:p text:style-name="Text_20_body">Tbit​=1152001​≈8.68μs</text:p>
      <text:p text:style-name="Text_20_body">Each UART bit will take approximately <text:span text:style-name="Strong_20_Emphasis">8.68 microseconds</text:span> to transmit.</text:p>
      <text:p text:style-name="Horizontal_20_Line"/>
      <text:h text:style-name="Heading_20_3" text:outline-level="3">2. <text:span text:style-name="Strong_20_Emphasis">SPI Bit Timing Calculation</text:span></text:h>
      <text:p text:style-name="Text_20_body">For SPI, the bit timing is controlled by the SPI clock, which is typically derived from the system clock and is set by adjusting the SPI clock divider (prescaler). SPI is a synchronous protocol, meaning the clock signal is used to synchronize the data transmission between master and slave devices.</text:p>
      <text:h text:style-name="Heading_20_4" text:outline-level="4"><text:soft-page-break/>Formula for SPI Clock:</text:h>
      <text:p text:style-name="Text_20_body">The SPI clock (SCK) frequency can be calculated as:</text:p>
      <text:p text:style-name="Text_20_body"> Clock Frequency (SCK) Clock ValueSPI Clock Frequency (SCK)=Prescaler ValuePeripheral Clock​</text:p>
      <text:p text:style-name="Text_20_body">Where:</text:p>
      <text:list xml:id="list866084479" text:style-name="L11">
        <text:list-item>
          <text:p text:style-name="P25"><text:span text:style-name="Strong_20_Emphasis">Peripheral Clock</text:span>: The clock frequency driving the SPI peripheral.</text:p>
        </text:list-item>
        <text:list-item>
          <text:p text:style-name="P11"><text:span text:style-name="Strong_20_Emphasis">Prescaler Value</text:span>: A divisor that controls the speed of the SPI clock.</text:p>
        </text:list-item>
      </text:list>
      <text:h text:style-name="Heading_20_4" text:outline-level="4">Example Calculation for SPI:</text:h>
      <text:p text:style-name="Text_20_body">Assume you have:</text:p>
      <text:list xml:id="list1753499233" text:style-name="L12">
        <text:list-item>
          <text:p text:style-name="P26"><text:span text:style-name="Strong_20_Emphasis">Peripheral Clock</text:span>: 16 MHz</text:p>
        </text:list-item>
        <text:list-item>
          <text:p text:style-name="P12"><text:span text:style-name="Strong_20_Emphasis">Desired SPI Clock (SCK)</text:span>: 1 MHz</text:p>
        </text:list-item>
      </text:list>
      <text:h text:style-name="Heading_20_5" text:outline-level="5">Step 1: Calculate the Prescaler</text:h>
      <text:p text:style-name="Text_20_body">To achieve a 1 MHz SPI clock, you can calculate the prescaler as:</text:p>
      <text:p text:style-name="Text_20_body"> Value Clock ClockPrescaler Value=SPI ClockPeripheral Clock​=1MHz16MHz​=16</text:p>
      <text:p text:style-name="Text_20_body">So, the prescaler should be set to 16.</text:p>
      <text:h text:style-name="Heading_20_5" text:outline-level="5">Step 2: Calculate the Bit Time (<text:span text:style-name="Source_20_Text">Tbit</text:span>)</text:h>
      <text:p text:style-name="Text_20_body">Now, calculate the bit time for SPI, which is the inverse of the SPI clock. For 1 MHz SPI clock:</text:p>
      <text:p text:style-name="Text_20_body"> Clock FrequencyTbit​=SPI Clock Frequency1​=1MHz1​=1μs</text:p>
      <text:p text:style-name="Text_20_body">Each SPI bit will take <text:span text:style-name="Strong_20_Emphasis">1 microsecond</text:span> to transmit.</text:p>
      <text:p text:style-name="Horizontal_20_Line"/>
      <text:h text:style-name="Heading_20_3" text:outline-level="3">Comparison of UART and SPI Timing:</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Line94680675125968">
            <table:table-cell table:style-name="Table1.A1" office:value-type="string">
              <text:p text:style-name="Table_20_Heading">Protocol</text:p>
            </table:table-cell>
            <table:table-cell table:style-name="Table1.A1" office:value-type="string">
              <text:p text:style-name="Table_20_Heading">Clock Source</text:p>
            </table:table-cell>
            <table:table-cell table:style-name="Table1.A1" office:value-type="string">
              <text:p text:style-name="Table_20_Heading">Baud Rate / Clock</text:p>
            </table:table-cell>
            <table:table-cell table:style-name="Table1.A1" office:value-type="string">
              <text:p text:style-name="Table_20_Heading">Prescaler</text:p>
            </table:table-cell>
            <table:table-cell table:style-name="Table1.A1" office:value-type="string">
              <text:p text:style-name="Table_20_Heading">Bit Time (<text:span text:style-name="Source_20_Text">Tbit</text:span>)</text:p>
            </table:table-cell>
          </table:table-row>
        </table:table-header-rows>
        <table:table-row table:style-name="TableLine94680675125968">
          <table:table-cell table:style-name="Table1.A1" office:value-type="string">
            <text:p text:style-name="Table_20_Contents"><text:span text:style-name="Strong_20_Emphasis">UART</text:span></text:p>
          </table:table-cell>
          <table:table-cell table:style-name="Table1.A1" office:value-type="string">
            <text:p text:style-name="Table_20_Contents">16 MHz (system clock)</text:p>
          </table:table-cell>
          <table:table-cell table:style-name="Table1.A1" office:value-type="string">
            <text:p text:style-name="Table_20_Contents">115200 bps</text:p>
          </table:table-cell>
          <table:table-cell table:style-name="Table1.A1" office:value-type="string">
            <text:p text:style-name="Table_20_Contents">~139</text:p>
          </table:table-cell>
          <table:table-cell table:style-name="Table1.A1" office:value-type="string">
            <text:p text:style-name="Table_20_Contents">~8.68 μs</text:p>
          </table:table-cell>
        </table:table-row>
        <table:table-row table:style-name="TableLine94680675125968">
          <table:table-cell table:style-name="Table1.A1" office:value-type="string">
            <text:p text:style-name="Table_20_Contents"><text:span text:style-name="Strong_20_Emphasis">SPI</text:span></text:p>
          </table:table-cell>
          <table:table-cell table:style-name="Table1.A1" office:value-type="string">
            <text:p text:style-name="Table_20_Contents">16 MHz (system clock)</text:p>
          </table:table-cell>
          <table:table-cell table:style-name="Table1.A1" office:value-type="string">
            <text:p text:style-name="Table_20_Contents">1 MHz (SPI Clock)</text:p>
          </table:table-cell>
          <table:table-cell table:style-name="Table1.A1" office:value-type="string">
            <text:p text:style-name="Table_20_Contents">16</text:p>
          </table:table-cell>
          <table:table-cell table:style-name="Table1.A1" office:value-type="string">
            <text:p text:style-name="Table_20_Contents">1 μs</text:p>
          </table:table-cell>
        </table:table-row>
      </table:table>
      <text:h text:style-name="Heading_20_3" text:outline-level="3">Key Differences:</text:h>
      <text:list xml:id="list2290531438" text:style-name="L13">
        <text:list-item>
          <text:p text:style-name="P27"><text:span text:style-name="Strong_20_Emphasis">UART</text:span>: The timing is asynchronous, meaning data is transmitted without a shared clock. You set a <text:span text:style-name="Strong_20_Emphasis">baud rate</text:span> to control how many bits per second are transmitted.</text:p>
        </text:list-item>
        <text:list-item>
          <text:p text:style-name="P13"><text:span text:style-name="Strong_20_Emphasis">SPI</text:span>: The timing is synchronous, and the clock signal synchronizes the data transmission. You configure the SPI clock rate by adjusting the prescaler.</text:p>
        </text:list-item>
      </text:list>
      <text:h text:style-name="Heading_20_3" text:outline-level="3">Practical Considerations:</text:h>
      <text:list xml:id="list3905704078" text:style-name="L14">
        <text:list-item>
          <text:p text:style-name="P28">For <text:span text:style-name="Strong_20_Emphasis">UART</text:span>, ensuring that both sides of the communication (transmitter and receiver) are using the same baud rate is crucial.</text:p>
        </text:list-item>
        <text:list-item>
          <text:p text:style-name="P14">For <text:span text:style-name="Strong_20_Emphasis">SPI</text:span>, both the master and the slave must agree on the clock polarity (CPOL), clock phase (CPHA), and clock speed.</text:p>
        </text:list-item>
      </text:list>
      <text:p text:style-name="Horizontal_20_Line"/>
      <text:p text:style-name="Text_20_body"><text:soft-page-break/>Let me know if you'd like further details or examples for specific case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0-23T14:08:50.523719479</meta:creation-date>
    <dc:date>2024-10-23T14:37:36.966300913</dc:date>
    <meta:editing-duration>PT28M46S</meta:editing-duration>
    <meta:editing-cycles>2</meta:editing-cycles>
    <meta:generator>LibreOffice/6.4.7.2$Linux_X86_64 LibreOffice_project/40$Build-2</meta:generator>
    <meta:document-statistic meta:table-count="1" meta:image-count="0" meta:object-count="0" meta:page-count="6" meta:paragraph-count="138" meta:word-count="1374" meta:character-count="7848" meta:non-whitespace-character-count="6450"/>
  </office:meta>
</office:document-meta>
</file>